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none" draw:textarea-vertical-align="middle" fo:min-height="1.75cm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objectwithoutfill">
      <style:graphic-properties draw:stroke="dash" draw:stroke-dash="Ultrafine_20_2_20_Dots_20_3_20_Dashes" draw:fill="none" draw:textarea-horizontal-align="center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3cm" svg:height="2cm" svg:x="1.5cm" svg:y="7cm">
          <draw:text-box>
            <text:p text:style-name="P1">Indgang</text:p>
          </draw:text-box>
        </draw:frame>
        <draw:frame draw:style-name="gr1" draw:text-style-name="P1" draw:layer="layout" svg:width="3cm" svg:height="2.384cm" svg:x="1.5cm" svg:y="12cm">
          <draw:text-box>
            <text:p text:style-name="P1">Indgang/MIC. indgang</text:p>
          </draw:text-box>
        </draw:frame>
        <draw:frame draw:style-name="gr1" draw:text-style-name="P1" draw:layer="layout" svg:width="3cm" svg:height="2cm" svg:x="1.5cm" svg:y="9.5cm">
          <draw:text-box>
            <text:p text:style-name="P1">Indgang</text:p>
          </draw:text-box>
        </draw:frame>
        <draw:frame draw:style-name="gr1" draw:text-style-name="P1" draw:layer="layout" svg:width="3.5cm" svg:height="2cm" svg:x="6cm" svg:y="10.5cm">
          <draw:text-box>
            <text:p text:style-name="P1">Indgangs vælger</text:p>
          </draw:text-box>
        </draw:frame>
        <draw:frame draw:style-name="gr1" draw:text-style-name="P1" draw:layer="layout" svg:width="3.5cm" svg:height="2cm" svg:x="14cm" svg:y="10.5cm">
          <draw:text-box>
            <text:p text:style-name="P1">Equalizer</text:p>
          </draw:text-box>
        </draw:frame>
        <draw:line draw:style-name="gr2" draw:text-style-name="P1" draw:layer="layout" svg:x1="9.5cm" svg:y1="11.5cm" svg:x2="10cm" svg:y2="11.5cm">
          <text:p/>
        </draw:line>
        <draw:frame draw:style-name="gr1" draw:text-style-name="P1" draw:layer="layout" svg:width="3.5cm" svg:height="2cm" svg:x="10cm" svg:y="16cm">
          <draw:text-box>
            <text:p text:style-name="P1">µC</text:p>
          </draw:text-box>
        </draw:frame>
        <draw:frame draw:style-name="gr1" draw:text-style-name="P1" draw:layer="layout" svg:width="3.5cm" svg:height="2cm" svg:x="18cm" svg:y="10.5cm">
          <draw:text-box>
            <text:p text:style-name="P1">U forstærker</text:p>
          </draw:text-box>
        </draw:frame>
        <draw:line draw:style-name="gr2" draw:text-style-name="P1" draw:layer="layout" svg:x1="17.5cm" svg:y1="11.5cm" svg:x2="18cm" svg:y2="11.5cm">
          <text:p/>
        </draw:line>
        <draw:frame draw:style-name="gr1" draw:text-style-name="P1" draw:layer="layout" svg:width="3.5cm" svg:height="2cm" svg:x="22cm" svg:y="10.5cm">
          <draw:text-box>
            <text:p text:style-name="P1">I forstærker</text:p>
          </draw:text-box>
        </draw:frame>
        <draw:frame draw:style-name="gr1" draw:text-style-name="P1" draw:layer="layout" svg:width="3.5cm" svg:height="2.384cm" svg:x="26cm" svg:y="10.308cm">
          <draw:text-box>
            <text:p text:style-name="P1">Kortslutnings sikring</text:p>
          </draw:text-box>
        </draw:frame>
        <draw:line draw:style-name="gr2" draw:text-style-name="P1" draw:layer="layout" svg:x1="21.5cm" svg:y1="11.5cm" svg:x2="22cm" svg:y2="11.5cm">
          <text:p/>
        </draw:line>
        <draw:line draw:style-name="gr2" draw:text-style-name="P1" draw:layer="layout" svg:x1="25.5cm" svg:y1="11.5cm" svg:x2="26cm" svg:y2="11.5cm">
          <text:p/>
        </draw:line>
        <draw:frame draw:style-name="gr1" draw:text-style-name="P1" draw:layer="layout" svg:width="3.5cm" svg:height="2cm" svg:x="10cm" svg:y="10.5cm">
          <draw:text-box>
            <text:p text:style-name="P1">Volumen/ balance</text:p>
          </draw:text-box>
        </draw:frame>
        <draw:line draw:style-name="gr2" draw:text-style-name="P1" draw:layer="layout" svg:x1="13.5cm" svg:y1="11.5cm" svg:x2="14cm" svg:y2="11.5cm">
          <text:p/>
        </draw:line>
        <draw:frame draw:style-name="gr1" draw:text-style-name="P1" draw:layer="layout" svg:width="3.5cm" svg:height="2cm" svg:x="14cm" svg:y="16cm">
          <draw:text-box>
            <text:p text:style-name="P1">IR modtager</text:p>
          </draw:text-box>
        </draw:frame>
        <draw:line draw:style-name="gr2" draw:text-style-name="P1" draw:layer="layout" svg:x1="13.5cm" svg:y1="17cm" svg:x2="14cm" svg:y2="17cm">
          <text:p/>
        </draw:line>
        <draw:frame draw:style-name="gr1" draw:text-style-name="P1" draw:layer="layout" svg:width="5.5cm" svg:height="2cm" svg:x="4cm" svg:y="16cm">
          <draw:text-box>
            <text:p text:style-name="P1">Display/7-segment/binært</text:p>
          </draw:text-box>
        </draw:frame>
        <draw:line draw:style-name="gr2" draw:text-style-name="P1" draw:layer="layout" svg:x1="9.5cm" svg:y1="17cm" svg:x2="10cm" svg:y2="17cm">
          <text:p/>
        </draw:line>
        <draw:frame draw:style-name="gr1" draw:text-style-name="P1" draw:layer="layout" svg:width="3.5cm" svg:height="2cm" svg:x="30cm" svg:y="10.5cm">
          <draw:text-box>
            <text:p text:style-name="P1">Højtaler</text:p>
          </draw:text-box>
        </draw:frame>
        <draw:line draw:style-name="gr2" draw:text-style-name="P1" draw:layer="layout" svg:x1="29.5cm" svg:y1="11.5cm" svg:x2="30cm" svg:y2="11.5cm">
          <text:p/>
        </draw:line>
        <draw:frame draw:style-name="gr1" draw:text-style-name="P1" draw:layer="layout" svg:width="4cm" svg:height="2cm" svg:x="22cm" svg:y="13cm">
          <draw:text-box>
            <text:p text:style-name="P1">Høretelefon</text:p>
          </draw:text-box>
        </draw:frame>
        <draw:frame draw:style-name="gr1" draw:text-style-name="P1" draw:layer="layout" svg:width="3.5cm" svg:height="2cm" svg:x="18cm" svg:y="13cm">
          <draw:text-box>
            <text:p text:style-name="P1">U forstærker</text:p>
          </draw:text-box>
        </draw:frame>
        <draw:line draw:style-name="gr2" draw:text-style-name="P1" draw:layer="layout" svg:x1="18cm" svg:y1="14cm" svg:x2="16cm" svg:y2="14cm">
          <text:p/>
        </draw:line>
        <draw:line draw:style-name="gr2" draw:text-style-name="P1" draw:layer="layout" svg:x1="16cm" svg:y1="12.5cm" svg:x2="16cm" svg:y2="14cm">
          <text:p/>
        </draw:line>
        <draw:line draw:style-name="gr2" draw:text-style-name="P1" draw:layer="layout" svg:x1="21.5cm" svg:y1="14cm" svg:x2="22cm" svg:y2="14cm">
          <text:p/>
        </draw:line>
        <draw:line draw:style-name="gr2" draw:text-style-name="P1" draw:layer="layout" svg:x1="11.5cm" svg:y1="12.5cm" svg:x2="11.5cm" svg:y2="16cm">
          <text:p/>
        </draw:line>
        <draw:line draw:style-name="gr2" draw:text-style-name="P1" draw:layer="layout" svg:x1="11cm" svg:y1="16cm" svg:x2="11cm" svg:y2="14cm">
          <text:p/>
        </draw:line>
        <draw:line draw:style-name="gr2" draw:text-style-name="P1" draw:layer="layout" svg:x1="7.5cm" svg:y1="12.5cm" svg:x2="7.5cm" svg:y2="14cm">
          <text:p/>
        </draw:line>
        <draw:line draw:style-name="gr2" draw:text-style-name="P1" draw:layer="layout" svg:x1="11cm" svg:y1="14cm" svg:x2="7.5cm" svg:y2="14cm">
          <text:p/>
        </draw:line>
        <draw:line draw:style-name="gr2" draw:text-style-name="P1" draw:layer="layout" svg:x1="4.5cm" svg:y1="13cm" svg:x2="5cm" svg:y2="13cm">
          <text:p/>
        </draw:line>
        <draw:line draw:style-name="gr2" draw:text-style-name="P1" draw:layer="layout" svg:x1="6cm" svg:y1="12cm" svg:x2="5cm" svg:y2="12cm">
          <text:p/>
        </draw:line>
        <draw:line draw:style-name="gr2" draw:text-style-name="P1" draw:layer="layout" svg:x1="5cm" svg:y1="13cm" svg:x2="5cm" svg:y2="12cm">
          <text:p/>
        </draw:line>
        <draw:line draw:style-name="gr2" draw:text-style-name="P1" draw:layer="layout" svg:x1="6cm" svg:y1="11.5cm" svg:x2="5cm" svg:y2="11.5cm">
          <text:p/>
        </draw:line>
        <draw:line draw:style-name="gr2" draw:text-style-name="P1" draw:layer="layout" svg:x1="4.5cm" svg:y1="10.5cm" svg:x2="5cm" svg:y2="10.5cm">
          <text:p/>
        </draw:line>
        <draw:line draw:style-name="gr2" draw:text-style-name="P1" draw:layer="layout" svg:x1="5cm" svg:y1="11.5cm" svg:x2="5cm" svg:y2="10.5cm">
          <text:p/>
        </draw:line>
        <draw:line draw:style-name="gr2" draw:text-style-name="P1" draw:layer="layout" svg:x1="6cm" svg:y1="11cm" svg:x2="5.5cm" svg:y2="11cm">
          <text:p/>
        </draw:line>
        <draw:line draw:style-name="gr2" draw:text-style-name="P1" draw:layer="layout" svg:x1="4.5cm" svg:y1="8cm" svg:x2="5.5cm" svg:y2="8cm">
          <text:p/>
        </draw:line>
        <draw:line draw:style-name="gr2" draw:text-style-name="P1" draw:layer="layout" svg:x1="5.5cm" svg:y1="8cm" svg:x2="5.5cm" svg:y2="11cm">
          <text:p/>
        </draw:line>
        <draw:frame draw:style-name="gr1" draw:text-style-name="P1" draw:layer="layout" svg:width="3.5cm" svg:height="2cm" svg:x="14cm" svg:y="6cm">
          <draw:text-box>
            <text:p text:style-name="P1">Visualiser</text:p>
          </draw:text-box>
        </draw:frame>
        <draw:line draw:style-name="gr2" draw:text-style-name="P1" draw:layer="layout" svg:x1="15.5cm" svg:y1="8cm" svg:x2="15.5cm" svg:y2="10.5cm">
          <text:p/>
        </draw:line>
        <draw:line draw:style-name="gr2" draw:text-style-name="P1" draw:layer="layout" svg:x1="27.5cm" svg:y1="12.5cm" svg:x2="27.5cm" svg:y2="15.5cm">
          <text:p/>
        </draw:line>
        <draw:line draw:style-name="gr2" draw:text-style-name="P1" draw:layer="layout" svg:x1="27.5cm" svg:y1="15.5cm" svg:x2="12.5cm" svg:y2="15.5cm">
          <text:p/>
        </draw:line>
        <draw:line draw:style-name="gr2" draw:text-style-name="P1" draw:layer="layout" svg:x1="12.5cm" svg:y1="15.5cm" svg:x2="12.5cm" svg:y2="16cm">
          <text:p/>
        </draw:line>
        <draw:path draw:style-name="gr3" draw:text-style-name="P1" draw:layer="layout" svg:width="33.421cm" svg:height="18.411cm" draw:transform="rotate (2.8211502029231) translate (29.3993584059654cm 27.0509804831548cm)" svg:viewBox="0 0 33422 18412" svg:d="m29607-20755c464-67 942 84 1385-164 462-259 952-468 1399-760 425-280 1014-584 1030-1104 13-417-200-809-316-1208-124-424-282-839-418-1258-153-472-326-943-583-1373-270-453-846-367-1270-256-404 106-784 286-1194 355-437 73-805 317-1284 214-511-110-940-501-1015-1018-65-439-459-856-265-1309 209-488 571-896 929-1282 391-422 237-888 116-1308-118-413-182-873-519-1183-477-439-1113-286-1690-371-447-65-907-56-1359-13-580 54-1134 223-1703 353-574 130-1108 407-1678 557-464 122-851 398-1296 557-467 165-929 336-1399 506-544 196-1077 399-1626 583-497 167-971 400-1437 645-420 222-753 565-1107 875-381 335-879 611-1017 1143-126 483 190 918 493 1233 347 363 447 791 914 1093 428 278 897 639 951 1209 38 408 68 1023-459 1168-420 117-762 403-1169 558-399 153-794 348-1246 328-456-19-821 316-1259 418-416 97-812 265-1232 367-389 94-788 194-1145 380-418 217-879 160-1308 265-436 108-874 53-1296 175-452 131-905 292-1385 291-618-1-1236 29-1855 23-724-7-302 536-1019 762-465 146-368 594-792 789-518 239-1260-115-1424 473-155 558 9 511 315 949 327 468-478 1502-47 1864 421 352 936 525 1448 662 844 227 1742 155 2604 67 604-61 1200-134 1804-175 463-31 847-215 1309-265 605-65 1196-227 1792-340 548-104 1101-54 1651-126 550-72 1093-158 1628-328 527-168 1016-415 1626-328 513 73 1011 145 1512 218 529 76 1066 96 1600 104 525 8 1040-79 1551-176 474-91 936-191 1359-494 615-440 1423-532 2060-937 440-280 870-578 1361-748 522-181 1010-445 1512-672 643-290 1184-764 1780-1140 416-262 835-517 1311-647 433-119 883-192 1334-189h126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a" fo:country="DK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0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Jonas Hansen</meta:initial-creator>
    <meta:creation-date>2010-09-05T17:07:10</meta:creation-date>
    <dc:date>2010-09-13T09:44:49</dc:date>
    <dc:creator>Benjamin Krebs</dc:creator>
    <meta:editing-duration>PT01H06M03S</meta:editing-duration>
    <meta:editing-cycles>11</meta:editing-cycles>
    <meta:generator>OpenOffice.org/3.2$Unix OpenOffice.org_project/320m12$Build-9483</meta:generator>
    <meta:document-statistic meta:object-count="45"/>
  </office:meta>
</office:document-meta>
</file>